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Arrow" draw:marker-end-width="0.3cm" draw:fill="solid" draw:fill-color="#c90016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fill="solid" draw:fill-color="#ffff6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3.81cm" svg:height="4.445cm" svg:x="3.54cm" svg:y="2.2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81cm" svg:height="2.54cm" svg:x="8.62cm" svg:y="2.2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81cm" svg:height="4.445cm" svg:x="13.7cm" svg:y="2.2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3" draw:id="id1" draw:layer="layout" svg:width="2.54cm" svg:height="1.27cm" svg:x="4.175cm" svg:y="2.905cm">
            <text:p text:style-name="P2"><text:span text:style-name="T1">CLKSYN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5" draw:layer="layout" svg:width="2.54cm" svg:height="1.27cm" svg:x="14.335cm" svg:y="4.81cm">
            <text:p text:style-name="P2">Server</text:p>
            <draw:enhanced-geometry svg:viewBox="0 0 21600 21600" draw:type="rectangle" draw:enhanced-path="M 0 0 L 21600 0 21600 21600 0 21600 0 0 Z N"/>
          </draw:custom-shape>
          <draw:custom-shape draw:style-name="gr2" draw:text-style-name="P3" draw:id="id3" draw:layer="layout" svg:width="2.54cm" svg:height="1.27cm" svg:x="14.335cm" svg:y="2.905cm">
            <text:p text:style-name="P2"><text:span text:style-name="T1">CLKSYN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2" draw:layer="layout" svg:width="2.54cm" svg:height="1.27cm" svg:x="9.255cm" svg:y="2.905cm">
            <text:p text:style-name="P2">NTPd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4" draw:layer="layout" svg:width="2.54cm" svg:height="1.27cm" svg:x="4.175cm" svg:y="4.81cm">
            <text:p text:style-name="P2">Client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6.715cm" svg:y1="3.54cm" svg:x2="9.255cm" svg:y2="3.54cm" draw:start-shape="id1" draw:start-glue-point="1" draw:end-shape="id2" draw:end-glue-point="3">
            <text:p text:style-name="P4"/>
          </draw:connector>
          <draw:connector draw:style-name="gr3" draw:text-style-name="P1" draw:layer="layout" svg:x1="14.335cm" svg:y1="3.54cm" svg:x2="11.795cm" svg:y2="3.54cm" draw:start-shape="id3" draw:start-glue-point="3" draw:end-shape="id2" draw:end-glue-point="1">
            <text:p text:style-name="P4"/>
          </draw:connector>
          <draw:connector draw:style-name="gr4" draw:text-style-name="P1" draw:layer="layout" svg:x1="6.715cm" svg:y1="5.445cm" svg:x2="14.335cm" svg:y2="5.445cm" draw:start-shape="id4" draw:start-glue-point="1" draw:end-shape="id5" draw:end-glue-point="3">
            <text:p text:style-name="P4"/>
          </draw:connector>
          <draw:frame draw:style-name="gr5" draw:layer="layout" svg:width="3.808cm" svg:height="0.962cm" svg:x="3.636cm" svg:y="1.339cm">
            <draw:text-box>
              <text:p text:style-name="P4">Computer 1</text:p>
            </draw:text-box>
          </draw:frame>
          <draw:frame draw:style-name="gr5" draw:layer="layout" svg:width="3.812cm" svg:height="0.962cm" svg:x="13.725cm" svg:y="1.339cm">
            <draw:text-box>
              <text:p text:style-name="P4">Computer 2</text:p>
            </draw:text-box>
          </draw:frame>
          <draw:frame draw:style-name="gr5" draw:layer="layout" svg:width="3.796cm" svg:height="0.962cm" svg:x="8.673cm" svg:y="1.339cm">
            <draw:text-box>
              <text:p text:style-name="P4">NTP Serve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boie</meta:initial-creator>
    <meta:creation-date>2007-10-20T20:38:04</meta:creation-date>
    <dc:creator>Douglas Niehaus</dc:creator>
    <dc:date>2007-10-20T23:36:24</dc:date>
    <dc:language>en-US</dc:language>
    <meta:editing-cycles>5</meta:editing-cycles>
    <meta:editing-duration>PT22M4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